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Object1/styles.xml" manifest:media-type="text/xml"/>
  <manifest:file-entry manifest:full-path="Object1/content.xml" manifest:media-type="text/xml"/>
  <manifest:file-entry manifest:full-path="Object1/meta.xml" manifest:media-type="text/xml"/>
  <manifest:file-entry manifest:full-path="Object1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c7243a"/>
      <style:paragraph-properties fo:text-align="center"/>
    </style:style>
    <style:style style:name="P3" style:family="paragraph">
      <loext:graphic-properties draw:fill="solid" draw:fill-color="#edad0b"/>
      <style:paragraph-properties fo:text-align="center"/>
    </style:style>
    <style:style style:name="P4" style:family="paragraph">
      <loext:graphic-properties draw:fill="solid" draw:fill-color="#009f8c"/>
      <style:paragraph-properties fo:text-align="center"/>
    </style: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placeholder="true" presentation:user-transformed="true">
          <draw:text-box/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2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6T09:54:42.838178621</meta:creation-date>
    <meta:editing-duration>P0D</meta:editing-duration>
    <meta:editing-cycles>1</meta:editing-cycles>
    <meta:generator>LibreOffice/6.4.2.2$Linux_X86_64 LibreOffice_project/40$Build-2</meta:generator>
    <dc:title>Classy Red</dc:title>
    <meta:document-statistic meta:object-count="59"/>
  </office:meta>
</office:document-meta>
</file>

<file path=Object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